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hlavičkaZVOP" style:master-page-name="MPF0" style:family="paragraph">
      <style:paragraph-properties/>
    </style:style>
    <style:style style:name="T4" style:parent-style-name="Standardnípísmoodstavce" style:family="text">
      <style:text-properties fo:language="cs" fo:country="CZ"/>
    </style:style>
    <style:style style:name="T5" style:parent-style-name="Standardnípísmoodstavce" style:family="text">
      <style:text-properties fo:language="cs" fo:country="CZ"/>
    </style:style>
    <style:style style:name="T6" style:parent-style-name="Standardnípísmoodstavce" style:family="text">
      <style:text-properties fo:language="cs" fo:country="CZ"/>
    </style:style>
    <style:style style:name="T7" style:parent-style-name="Standardnípísmoodstavce" style:family="text">
      <style:text-properties fo:language="cs" fo:country="CZ"/>
    </style:style>
    <style:style style:name="T8" style:parent-style-name="Standardnípísmoodstavce" style:family="text">
      <style:text-properties fo:language="cs" fo:country="CZ"/>
    </style:style>
    <style:style style:name="T9" style:parent-style-name="Standardnípísmoodstavce" style:family="text">
      <style:text-properties fo:language="cs" fo:country="CZ"/>
    </style:style>
    <style:style style:name="T10" style:parent-style-name="Standardnípísmoodstavce" style:family="text">
      <style:text-properties fo:language="cs" fo:country="CZ"/>
    </style:style>
    <style:style style:name="T11" style:parent-style-name="Standardnípísmoodstavce" style:family="text">
      <style:text-properties fo:language="cs" fo:country="CZ"/>
    </style:style>
    <style:style style:name="T12" style:parent-style-name="Standardnípísmoodstavce" style:family="text">
      <style:text-properties fo:language="cs" fo:country="CZ"/>
    </style:style>
    <style:style style:name="T13" style:parent-style-name="Standardnípísmoodstavce" style:family="text">
      <style:text-properties fo:language="cs" fo:country="CZ"/>
    </style:style>
    <style:style style:name="T14" style:parent-style-name="Standardnípísmoodstavce" style:family="text">
      <style:text-properties fo:language="cs" fo:country="CZ"/>
    </style:style>
    <style:style style:name="T15" style:parent-style-name="Standardnípísmoodstavce" style:family="text">
      <style:text-properties fo:language="cs" fo:country="CZ"/>
    </style:style>
    <style:style style:name="T16" style:parent-style-name="Standardnípísmoodstavce" style:family="text">
      <style:text-properties fo:language="cs" fo:country="CZ"/>
    </style:style>
    <style:style style:name="T17" style:parent-style-name="Standardnípísmoodstavce" style:family="text">
      <style:text-properties fo:language="cs" fo:country="CZ"/>
    </style:style>
    <style:style style:name="T18" style:parent-style-name="Standardnípísmoodstavce" style:family="text">
      <style:text-properties fo:language="cs" fo:country="CZ"/>
    </style:style>
    <style:style style:name="T19" style:parent-style-name="Standardnípísmoodstavce" style:family="text">
      <style:text-properties fo:language="cs" fo:country="CZ"/>
    </style:style>
    <style:style style:name="T20" style:parent-style-name="Standardnípísmoodstavce" style:family="text">
      <style:text-properties fo:language="cs" fo:country="CZ"/>
    </style:style>
    <style:style style:name="T21" style:parent-style-name="Standardnípísmoodstavce" style:family="text">
      <style:text-properties fo:language="cs" fo:country="CZ"/>
    </style:style>
    <style:style style:name="T22" style:parent-style-name="Standardnípísmoodstavce" style:family="text">
      <style:text-properties fo:language="cs" fo:country="CZ"/>
    </style:style>
    <style:style style:name="T23" style:parent-style-name="Standardnípísmoodstavce" style:family="text">
      <style:text-properties fo:language="cs" fo:country="CZ"/>
    </style:style>
    <style:style style:name="T24" style:parent-style-name="Standardnípísmoodstavce" style:family="text">
      <style:text-properties fo:language="cs" fo:country="CZ"/>
    </style:style>
    <style:style style:name="T25" style:parent-style-name="Standardnípísmoodstavce" style:family="text">
      <style:text-properties fo:language="cs" fo:country="CZ"/>
    </style:style>
    <style:style style:name="T26" style:parent-style-name="Standardnípísmoodstavce" style:family="text">
      <style:text-properties fo:language="cs" fo:country="CZ"/>
    </style:style>
    <style:style style:name="T27" style:parent-style-name="Standardnípísmoodstavce" style:family="text">
      <style:text-properties fo:language="cs" fo:country="CZ"/>
    </style:style>
    <style:style style:name="T28" style:parent-style-name="Standardnípísmoodstavce" style:family="text">
      <style:text-properties fo:language="cs" fo:country="CZ"/>
    </style:style>
    <style:style style:name="T29" style:parent-style-name="Standardnípísmoodstavce" style:family="text">
      <style:text-properties fo:language="cs" fo:country="CZ"/>
    </style:style>
    <style:style style:name="T30" style:parent-style-name="Standardnípísmoodstavce" style:family="text">
      <style:text-properties fo:language="cs" fo:country="CZ"/>
    </style:style>
    <style:style style:name="T31" style:parent-style-name="Standardnípísmoodstavce" style:family="text">
      <style:text-properties fo:language="cs" fo:country="CZ"/>
    </style:style>
    <style:style style:name="T32" style:parent-style-name="Standardnípísmoodstavce" style:family="text">
      <style:text-properties fo:language="cs" fo:country="CZ"/>
    </style:style>
    <style:style style:name="T33" style:parent-style-name="Standardnípísmoodstavce" style:family="text">
      <style:text-properties fo:language="cs" fo:country="CZ"/>
    </style:style>
    <style:style style:name="T34" style:parent-style-name="Standardnípísmoodstavce" style:family="text">
      <style:text-properties fo:language="cs" fo:country="CZ"/>
    </style:style>
    <style:style style:name="T35" style:parent-style-name="Standardnípísmoodstavce" style:family="text">
      <style:text-properties style:font-name-complex="Arial"/>
    </style:style>
    <style:style style:name="T36" style:parent-style-name="Standardnípísmoodstavce" style:family="text">
      <style:text-properties style:font-name-complex="Arial"/>
    </style:style>
    <style:style style:name="T37" style:parent-style-name="Standardnípísmoodstavce" style:family="text">
      <style:text-properties style:font-name-complex="Arial"/>
    </style:style>
    <style:style style:name="T38" style:parent-style-name="Standardnípísmoodstavce" style:family="text">
      <style:text-properties style:font-name-complex="Arial"/>
    </style:style>
    <style:style style:name="T39" style:parent-style-name="Standardnípísmoodstavce" style:family="text">
      <style:text-properties style:font-name-complex="Arial"/>
    </style:style>
    <style:style style:name="T40" style:parent-style-name="Standardnípísmoodstavce" style:family="text">
      <style:text-properties style:font-name-complex="Arial"/>
    </style:style>
    <style:style style:name="T41" style:parent-style-name="Standardnípísmoodstavce" style:family="text">
      <style:text-properties style:font-name-complex="Arial"/>
    </style:style>
    <style:style style:name="T42" style:parent-style-name="Standardnípísmoodstavce" style:family="text">
      <style:text-properties style:font-name-complex="Arial"/>
    </style:style>
    <style:style style:name="T43" style:parent-style-name="Standardnípísmoodstavce" style:family="text">
      <style:text-properties style:font-name-complex="Arial"/>
    </style:style>
    <style:style style:name="T44" style:parent-style-name="Standardnípísmoodstavce" style:family="text">
      <style:text-properties style:font-name-complex="Arial"/>
    </style:style>
    <style:style style:name="T45" style:parent-style-name="Standardnípísmoodstavce" style:family="text">
      <style:text-properties fo:language="cs" fo:country="CZ"/>
    </style:style>
    <style:style style:name="T46" style:parent-style-name="Standardnípísmoodstavce" style:family="text">
      <style:text-properties fo:language="cs" fo:country="CZ"/>
    </style:style>
    <style:style style:name="T47" style:parent-style-name="Standardnípísmoodstavce" style:family="text">
      <style:text-properties fo:language="cs" fo:country="CZ"/>
    </style:style>
    <style:style style:name="T48" style:parent-style-name="Standardnípísmoodstavce" style:family="text">
      <style:text-properties fo:language="cs" fo:country="CZ"/>
    </style:style>
    <style:style style:name="T49" style:parent-style-name="Standardnípísmoodstavce" style:family="text">
      <style:text-properties fo:language="cs" fo:country="CZ"/>
    </style:style>
    <style:style style:name="T50" style:parent-style-name="Standardnípísmoodstavce" style:family="text">
      <style:text-properties style:font-name-complex="Arial"/>
    </style:style>
    <style:style style:name="T51" style:parent-style-name="Standardnípísmoodstavce" style:family="text">
      <style:text-properties style:font-name-complex="Arial" fo:language="cs" fo:country="CZ"/>
    </style:style>
    <style:style style:name="T52" style:parent-style-name="Standardnípísmoodstavce" style:family="text">
      <style:text-properties style:font-name-complex="Arial" fo:language="cs" fo:country="CZ"/>
    </style:style>
    <style:style style:name="P53" style:parent-style-name="Textpozn.podčarou" style:family="paragraph">
      <style:text-properties style:font-name-complex="Arial" fo:language="cs" fo:country="CZ"/>
    </style:style>
    <style:style style:name="P54" style:parent-style-name="Textpozn.podčarou" style:family="paragraph">
      <style:text-properties style:font-name-complex="Arial" fo:language="cs" fo:country="CZ"/>
    </style:style>
    <style:style style:name="P55" style:parent-style-name="Textpozn.podčarou" style:family="paragraph">
      <style:text-properties style:font-name-complex="Arial" fo:language="cs" fo:country="CZ"/>
    </style:style>
    <style:style style:name="T56" style:parent-style-name="Standardnípísmoodstavce" style:family="text">
      <style:text-properties fo:language="cs" fo:country="CZ"/>
    </style:style>
    <style:style style:name="T57" style:parent-style-name="Standardnípísmoodstavce" style:family="text">
      <style:text-properties fo:language="cs" fo:country="CZ"/>
    </style:style>
    <style:style style:name="T58" style:parent-style-name="Standardnípísmoodstavce" style:family="text">
      <style:text-properties fo:language="cs" fo:country="CZ"/>
    </style:style>
    <style:style style:name="T59" style:parent-style-name="Standardnípísmoodstavce" style:family="text">
      <style:text-properties fo:language="cs" fo:country="CZ"/>
    </style:style>
    <style:style style:name="T60" style:parent-style-name="Standardnípísmoodstavce" style:family="text">
      <style:text-properties fo:language="cs" fo:country="CZ"/>
    </style:style>
    <style:style style:name="T61" style:parent-style-name="Standardnípísmoodstavce" style:family="text">
      <style:text-properties fo:language="cs" fo:country="CZ"/>
    </style:style>
    <style:style style:name="T62" style:parent-style-name="Standardnípísmoodstavce" style:family="text">
      <style:text-properties fo:language="cs" fo:country="CZ"/>
    </style:style>
    <style:style style:name="T63" style:parent-style-name="Standardnípísmoodstavce" style:family="text">
      <style:text-properties fo:language="cs" fo:country="CZ"/>
    </style:style>
    <style:style style:name="T64" style:parent-style-name="Standardnípísmoodstavce" style:family="text">
      <style:text-properties fo:language="cs" fo:country="CZ"/>
    </style:style>
    <style:style style:name="T65" style:parent-style-name="Standardnípísmoodstavce" style:family="text">
      <style:text-properties style:font-name-complex="Arial"/>
    </style:style>
    <style:style style:name="T66" style:parent-style-name="Standardnípísmoodstavce" style:family="text">
      <style:text-properties style:font-name-complex="Arial"/>
    </style:style>
    <style:style style:name="T67" style:parent-style-name="Standardnípísmoodstavce" style:family="text">
      <style:text-properties style:font-name-complex="Arial"/>
    </style:style>
    <style:style style:name="T68" style:parent-style-name="Standardnípísmoodstavce" style:family="text">
      <style:text-properties style:font-name-complex="Arial"/>
    </style:style>
    <style:style style:name="T69" style:parent-style-name="Standardnípísmoodstavce" style:family="text">
      <style:text-properties style:font-name-complex="Arial"/>
    </style:style>
    <style:style style:name="T70" style:parent-style-name="Standardnípísmoodstavce" style:family="text">
      <style:text-properties style:font-name-complex="Arial"/>
    </style:style>
    <style:style style:name="T71" style:parent-style-name="Standardnípísmoodstavce" style:family="text">
      <style:text-properties style:font-name-complex="Arial"/>
    </style:style>
    <style:style style:name="T72" style:parent-style-name="Standardnípísmoodstavce" style:family="text">
      <style:text-properties style:font-name-complex="Arial"/>
    </style:style>
    <style:style style:name="T73" style:parent-style-name="Standardnípísmoodstavce" style:family="text">
      <style:text-properties style:font-name-complex="Arial"/>
    </style:style>
    <style:style style:name="T74" style:parent-style-name="Standardnípísmoodstavce" style:family="text">
      <style:text-properties style:font-name-complex="Arial"/>
    </style:style>
    <style:style style:name="T75" style:parent-style-name="Standardnípísmoodstavce" style:family="text">
      <style:text-properties style:font-name-complex="Arial"/>
    </style:style>
    <style:style style:name="T76" style:parent-style-name="Standardnípísmoodstavce" style:family="text">
      <style:text-properties style:font-name-complex="Arial"/>
    </style:style>
    <style:style style:name="T77" style:parent-style-name="Standardnípísmoodstavce" style:family="text">
      <style:text-properties style:font-name-complex="Arial"/>
    </style:style>
    <style:style style:name="T78" style:parent-style-name="Standardnípísmoodstavce" style:family="text">
      <style:text-properties style:font-name-complex="Arial"/>
    </style:style>
    <style:style style:name="T79" style:parent-style-name="Standardnípísmoodstavce" style:family="text">
      <style:text-properties style:font-name-complex="Arial"/>
    </style:style>
    <style:style style:name="T80" style:parent-style-name="Standardnípísmoodstavce" style:family="text">
      <style:text-properties style:font-name-complex="Arial"/>
    </style:style>
    <style:style style:name="T81" style:parent-style-name="Standardnípísmoodstavce" style:family="text">
      <style:text-properties style:font-name-complex="Arial"/>
    </style:style>
    <style:style style:name="T82" style:parent-style-name="Značkapozn.podčarou" style:family="text">
      <style:text-properties style:font-name-complex="Arial"/>
    </style:style>
    <style:style style:name="T83" style:parent-style-name="Standardnípísmoodstavce" style:family="text">
      <style:text-properties fo:language="cs" fo:country="CZ"/>
    </style:style>
    <style:style style:name="T84" style:parent-style-name="Standardnípísmoodstavce" style:family="text">
      <style:text-properties fo:language="cs" fo:country="CZ"/>
    </style:style>
    <style:style style:name="T85" style:parent-style-name="Standardnípísmoodstavce" style:family="text">
      <style:text-properties fo:language="cs" fo:country="CZ"/>
    </style:style>
    <style:style style:name="T86" style:parent-style-name="Standardnípísmoodstavce" style:family="text">
      <style:text-properties fo:language="cs" fo:country="CZ"/>
    </style:style>
    <style:style style:name="T87" style:parent-style-name="Standardnípísmoodstavce" style:family="text">
      <style:text-properties fo:language="cs" fo:country="CZ"/>
    </style:style>
    <style:style style:name="T88" style:parent-style-name="Hypertextovýodkaz" style:family="text">
      <style:text-properties fo:font-size="9pt" style:font-size-asian="9pt" fo:language="cs" fo:country="CZ"/>
    </style:style>
    <style:style style:name="T89" style:parent-style-name="Hypertextovýodkaz" style:family="text">
      <style:text-properties fo:font-size="9pt" style:font-size-asian="9pt" fo:language="cs" fo:country="CZ"/>
    </style:style>
    <style:style style:name="T90" style:parent-style-name="Standardnípísmoodstavce" style:family="text">
      <style:text-properties fo:language="cs" fo:country="CZ"/>
    </style:style>
    <style:style style:name="T91" style:parent-style-name="Standardnípísmoodstavce" style:family="text">
      <style:text-properties style:font-name-complex="Arial"/>
    </style:style>
    <style:style style:name="T92" style:parent-style-name="Značkapozn.podčarou" style:family="text">
      <style:text-properties style:font-name-complex="Arial"/>
    </style:style>
    <style:style style:name="T93" style:parent-style-name="Hypertextovýodkaz" style:family="text">
      <style:text-properties fo:font-size="9pt" style:font-size-asian="9pt"/>
    </style:style>
    <style:style style:name="T94" style:parent-style-name="Hypertextovýodkaz" style:family="text">
      <style:text-properties fo:font-size="9pt" style:font-size-asian="9pt" fo:language="cs" fo:country="CZ"/>
    </style:style>
    <style:style style:name="T95" style:parent-style-name="Značkapozn.podčarou" style:family="text">
      <style:text-properties style:font-name-complex="Arial"/>
    </style:style>
    <style:style style:name="T96" style:parent-style-name="Standardnípísmoodstavce" style:family="text">
      <style:text-properties fo:language="cs" fo:country="CZ"/>
    </style:style>
    <style:style style:name="T97" style:parent-style-name="Standardnípísmoodstavce" style:family="text">
      <style:text-properties fo:language="cs" fo:country="CZ"/>
    </style:style>
    <style:style style:name="T98" style:parent-style-name="Standardnípísmoodstavce" style:family="text">
      <style:text-properties fo:language="cs" fo:country="CZ"/>
    </style:style>
    <style:style style:name="T99" style:parent-style-name="Standardnípísmoodstavce" style:family="text">
      <style:text-properties fo:language="cs" fo:country="CZ"/>
    </style:style>
    <style:style style:name="T100" style:parent-style-name="Standardnípísmoodstavce" style:family="text">
      <style:text-properties fo:language="cs" fo:country="CZ"/>
    </style:style>
    <style:style style:name="T101" style:parent-style-name="Standardnípísmoodstavce" style:family="text">
      <style:text-properties fo:language="cs" fo:country="CZ"/>
    </style:style>
    <style:style style:name="T102" style:parent-style-name="Standardnípísmoodstavce" style:family="text">
      <style:text-properties fo:language="cs" fo:country="CZ"/>
    </style:style>
    <style:style style:name="T103" style:parent-style-name="Standardnípísmoodstavce" style:family="text">
      <style:text-properties fo:language="cs" fo:country="CZ"/>
    </style:style>
    <style:style style:name="T104" style:parent-style-name="Standardnípísmoodstavce" style:family="text">
      <style:text-properties fo:language="cs" fo:country="CZ"/>
    </style:style>
    <style:style style:name="T105" style:parent-style-name="Standardnípísmoodstavce" style:family="text">
      <style:text-properties fo:language="cs" fo:country="CZ"/>
    </style:style>
    <style:style style:name="T106" style:parent-style-name="Standardnípísmoodstavce" style:family="text">
      <style:text-properties fo:language="cs" fo:country="CZ"/>
    </style:style>
    <style:style style:name="T107" style:parent-style-name="Standardnípísmoodstavce" style:family="text">
      <style:text-properties fo:language="cs" fo:country="CZ"/>
    </style:style>
    <style:style style:name="T108" style:parent-style-name="Standardnípísmoodstavce" style:family="text">
      <style:text-properties fo:language="cs" fo:country="CZ"/>
    </style:style>
    <style:style style:name="T109" style:parent-style-name="Standardnípísmoodstavce" style:family="text">
      <style:text-properties fo:language="cs" fo:country="CZ"/>
    </style:style>
    <style:style style:name="T110" style:parent-style-name="Standardnípísmoodstavce" style:family="text">
      <style:text-properties fo:language="cs" fo:country="CZ"/>
    </style:style>
    <style:style style:name="T111" style:parent-style-name="Značkapozn.podčarou" style:family="text">
      <style:text-properties style:font-name-complex="Arial"/>
    </style:style>
    <style:style style:name="T112" style:parent-style-name="Standardnípísmoodstavce" style:family="text">
      <style:text-properties fo:language="cs" fo:country="CZ"/>
    </style:style>
    <style:style style:name="T113" style:parent-style-name="Standardnípísmoodstavce" style:family="text">
      <style:text-properties fo:language="cs" fo:country="CZ"/>
    </style:style>
    <style:style style:name="T114" style:parent-style-name="Standardnípísmoodstavce" style:family="text">
      <style:text-properties fo:language="cs" fo:country="CZ"/>
    </style:style>
    <style:style style:name="T115" style:parent-style-name="Značkapozn.podčarou" style:family="text">
      <style:text-properties style:font-name-complex="Arial"/>
    </style:style>
    <style:style style:name="T116" style:parent-style-name="Standardnípísmoodstavce" style:family="text">
      <style:text-properties fo:language="cs" fo:country="CZ"/>
    </style:style>
    <style:style style:name="T117" style:parent-style-name="Hypertextovýodkaz" style:family="text">
      <style:text-properties fo:font-size="9pt" style:font-size-asian="9pt" fo:language="cs" fo:country="CZ"/>
    </style:style>
    <style:style style:name="T118" style:parent-style-name="Hypertextovýodkaz" style:family="text">
      <style:text-properties fo:font-size="9pt" style:font-size-asian="9pt" fo:language="cs" fo:country="CZ"/>
    </style:style>
    <style:style style:name="T119" style:parent-style-name="Standardnípísmoodstavce" style:family="text">
      <style:text-properties fo:language="cs" fo:country="CZ"/>
    </style:style>
    <style:style style:name="T120" style:parent-style-name="Značkapozn.podčarou" style:family="text">
      <style:text-properties style:font-name-complex="Arial"/>
    </style:style>
    <style:style style:name="T121" style:parent-style-name="Standardnípísmoodstavce" style:family="text">
      <style:text-properties fo:language="cs" fo:country="CZ"/>
    </style:style>
    <style:style style:name="T122" style:parent-style-name="Standardnípísmoodstavce" style:family="text">
      <style:text-properties fo:language="cs" fo:country="CZ"/>
    </style:style>
    <style:style style:name="T123" style:parent-style-name="Standardnípísmoodstavce" style:family="text">
      <style:text-properties fo:language="cs" fo:country="CZ"/>
    </style:style>
    <style:style style:name="T124" style:parent-style-name="Standardnípísmoodstavce" style:family="text">
      <style:text-properties fo:language="cs" fo:country="CZ"/>
    </style:style>
    <style:style style:name="T125" style:parent-style-name="Standardnípísmoodstavce" style:family="text">
      <style:text-properties fo:language="cs" fo:country="CZ"/>
    </style:style>
    <style:style style:name="T126" style:parent-style-name="Standardnípísmoodstavce" style:family="text">
      <style:text-properties fo:language="cs" fo:country="CZ"/>
    </style:style>
    <style:style style:name="T127" style:parent-style-name="Standardnípísmoodstavce" style:family="text">
      <style:text-properties fo:language="cs" fo:country="CZ"/>
    </style:style>
    <style:style style:name="P128" style:parent-style-name="Normální" style:family="paragraph">
      <style:paragraph-properties fo:text-align="justify" fo:text-indent="0.4923in">
        <style:tab-stops>
          <style:tab-stop style:type="left" style:position="1.0833in"/>
        </style:tab-stops>
      </style:paragraph-properties>
      <style:text-properties style:font-name-complex="Arial"/>
    </style:style>
    <style:style style:name="P129" style:parent-style-name="podpis" style:family="paragraph">
      <style:paragraph-properties fo:margin-left="2.9534in">
        <style:tab-stops/>
      </style:paragraph-properties>
    </style:style>
    <style:style style:name="T130" style:parent-style-name="Standardnípísmoodstavce" style:family="text">
      <style:text-properties fo:letter-spacing="0.0555in"/>
    </style:style>
    <style:style style:name="P131" style:parent-style-name="podpis" style:family="paragraph">
      <style:paragraph-properties fo:margin-left="2.9534in">
        <style:tab-stops/>
      </style:paragraph-properties>
    </style:style>
    <style:style style:name="P132" style:parent-style-name="Normální" style:family="paragraph">
      <style:paragraph-properties fo:margin-left="2.9534in">
        <style:tab-stops/>
      </style:paragraph-properties>
    </style:style>
  </office:automatic-styles>
  <office:body>
    <office:text text:use-soft-page-breaks="true">
      <text:p text:style-name="P1">Zástupce veřejné ochránkyně<text:s/>práv</text:p>
      <text:p text:style-name="hlavičkaZVOP2">JUDr. Stanislav Křeček</text:p>
      <text:p text:style-name="Normální"/>
      <text:p text:style-name="datumaznačka">V Brně dne<text:s/>1. února<text:s/>2016</text:p>
      <text:p text:style-name="datumaznačka">Sp. zn.:<text:s/>7534/2015/VOP/JSV</text:p>
      <text:p text:style-name="Základnítext">Vážený pane<text:s/>Ř.,<text:s/><text:s/></text:p>
      <text:p text:style-name="Základnítextodsazený">odpovídám<text:s/>na Váš<text:s/>podnět<text:s/>ve věci negativních důsledků spojených<text:s/>s existencí<text:s/>xxx<text:s/>hřiště<text:s/>na části pozemku p. č. xxx<text:s/>v k. ú. xxx<text:s/>(dále „hřiště“). <text:s/>Vlastník hřiště spolu<text:s/>s hřištěm<text:s/>provozuje letní předzahrádku tvořenou<text:s/>mobiliářem, kterým jsou<text:s/>zejm.<text:s/>plastové židle, stolky, slunečníky<text:s/>a dětská skluzavka. Existence<text:s/>a provoz hřiště spolu<text:s/>s letní předzahrádkou představuje<text:s/>pro Vás<text:s/>neúměrné hlukové zatížení<text:s/>a snížení pohody bydlení.<text:s/></text:p>
      <text:p text:style-name="Základnítextodsazený"><text:span text:style-name="Silné">Skutková zjištění</text:span></text:p>
      <text:p text:style-name="Základnítextodsazený">Ve věci stavby hřiště<text:s/>odbor stavební Městského úřadu Bohumín (dále „stavební úřad“)<text:s/>vede řízení<text:s/>o odstranění stavby<text:s/>s tím, že<text:s/>k žádosti vlastníka hřiště vede řízení<text:s/>o jeho dodatečném povolení.<text:s/>Z Vámi doložených písemností vyplývá, že<text:s/>o dodatečném povolení hřiště není dosud pravomocně rozhodnuto.<text:span text:style-name="Značkapozn.podčarou"><text:note text:note-class="footnote" text:id="_ftn0"><text:note-citation>1</text:note-citation><text:note-body><text:p text:style-name="Textpozn.podčarou"><text:s/><text:span text:style-name="T4">Sdělení stavebního úřadu</text:span><text:span text:style-name="T5"><text:s/>ze </text:span><text:span text:style-name="T6">d</text:span>ne 30. 7. 2015, sp. zn. MUBO/28323/2015/STAV/Ra<text:span text:style-name="T7">.</text:span></text:p></text:note-body></text:note></text:span></text:p>
      <text:p text:style-name="Základnítextodsazený">Za účelem prověření užívání nepovoleného hřiště<text:s/>stavební úřad provedl několik namátkových kontrolních prohlídek<text:s/>a nezjistil, že by hřiště bylo<text:s/>užíváno. <text:s/>Nicméně<text:s/>aktuálně<text:s/>s ohledem<text:s/>na klimatické podmínky<text:s/>hřiště užívat ani nelze.<text:s/><text:s/></text:p>
      <text:p text:style-name="Základnítextodsazený">Ve věci letní předzahrádky stavební úřad provedl šetření<text:s/>na místě<text:s/>a konstatoval, že letní předzahrádka je tvořena mobiliářem (židlemi, stolky, slunečníky, dětskou skluzavkou). Tento mobiliář nenaplňuje pojem stavby<text:s/>ve smyslu veřejného stavebního práva,<text:s/>a tudíž nepodléhá posouzení stavebního<text:s/>úřadu.<text:s/>K tomu dodávám,<text:s/>že letní předzahrádka je součástí prodejního stánku,<text:s/>altánu<text:s/>s grilem<text:s/>a WC<text:s/>označovaného jako „Restaurace<text:s/>xxx“, které stavební úřad legalizoval<text:s/>v roce 2014<text:s/>formou<text:s/>tzv.<text:s/>pasportizace.<text:s/></text:p>
      <text:p text:style-name="Základnítextodsazený">Z hlediska ochrany veřejného zdraví Krajská hygienická<text:s/>stanice Moravskoslezského kraje (dále „KHS“)<text:s/>v roce 2015 vykonala<text:s/>v provozovně „Restaurace<text:s/>xxx“ státní zdravotní dozor<text:s/>a uložila<text:s/>provozovateli sankci.<text:span text:style-name="Značkapozn.podčarou"><text:note text:note-class="footnote" text:id="_ftn1"><text:note-citation>2</text:note-citation><text:note-body><text:p text:style-name="Textpozn.podčarou"><text:s/><text:span text:style-name="T8">Sdělení KHS</text:span><text:span text:style-name="T9"><text:s/>ze </text:span><text:span text:style-name="T10">dne 12. 8. 2015,</text:span><text:span text:style-name="T11"><text:s/>č. </text:span><text:span text:style-name="T12">j. KHS MS 31865/2015/KA/HV.</text:span></text:p></text:note-body></text:note></text:span><text:s/>KHS<text:s/>akceptovala, že<text:s/>předzahrádka může mít kapacitu<text:s/>maximálně<text:s/>50<text:s/>osob.<text:s/>V podnětu jste poukázal<text:s/>na změnu právní úpravy zákona<text:s/>o ochraně veřejného zdraví,<text:span text:style-name="Značkapozn.podčarou"><text:note text:note-class="footnote" text:id="_ftn2"><text:note-citation>3</text:note-citation><text:note-body><text:p text:style-name="Textpozn.podčarou"><text:s/><text:span text:style-name="T13">Zákon</text:span><text:span text:style-name="T14"><text:s/>č. </text:span><text:span text:style-name="T15">258/2000 Sb.,</text:span><text:span text:style-name="T16"><text:s/>o </text:span><text:span text:style-name="T17">ochraně veřejného zdraví</text:span><text:span text:style-name="T18"><text:s/>a o </text:span><text:span text:style-name="T19">změně některých souvisejících zákonů.</text:span></text:p></text:note-body></text:note></text:span><text:s/>která<text:s/>s účinností<text:s/>od 1. 12. 2015 neumožňuje KHS posuzovat jako hluk hlasové projevy<text:s/>fyzických<text:s/>osob.</text:p>
      <text:p text:style-name="Základnítextodsazený">Obáváte se<text:s/>navyšování kapacity předzahrádky,<text:s/>a tím zvýšení hlukové zátěže<text:s/>v území. Poukazujete<text:s/>na to, že Tržní řád města Bohumína<text:s/>se nevztahuje<text:s/>na restaurační předzahrádky.<text:span text:style-name="Značkapozn.podčarou"><text:note text:note-class="footnote" text:id="_ftn3"><text:note-citation>4</text:note-citation><text:note-body><text:p text:style-name="Textpozn.podčarou"><text:s/><text:span text:style-name="T20">Nařízení Rady města Bohumína</text:span><text:span text:style-name="T21"><text:s/>č. </text:span><text:span text:style-name="T22">1/2008 Tržní řád města Bohumína.<text:s/></text:span></text:p></text:note-body></text:note></text:span><text:s/></text:p>
      <text:soft-page-break/>
      <text:p text:style-name="Základnítextodsazený">Vyřízení podnětu jsem se<text:s/>na základě pověření veřejné ochránkyně práv Mgr. Anny Šabatové, Ph.D., ujal já, neboť ochránkyně využila možnosti, dané jí ustanovením<text:s/>§ 2 odst. 4 zákona<text:s/>o veřejném ochránci práv,<text:span text:style-name="Značkapozn.podčarou"><text:note text:note-class="footnote" text:id="_ftn4"><text:note-citation>5</text:note-citation><text:note-body><text:p text:style-name="Textpozn.podčarou"><text:s/>Zákon<text:s/>č. 349/1999 Sb.,<text:s/>o veřejném ochránci práv<text:span text:style-name="T23">,</text:span><text:span text:style-name="T24"><text:s/>ve </text:span><text:span text:style-name="T25">znění pozdějších předpisů.<text:s/></text:span></text:p></text:note-body></text:note></text:span><text:s/>a přenesla<text:s/>na mě některé oblasti své působnosti, mimo jiné<text:s/>i oblast stavebního řádu<text:s/>a ochrany veřejného zdraví.<text:s/></text:p>
      <text:h text:style-name="Nadpis2" text:outline-level="2">Právní hodnocení</text:h>
      <text:p text:style-name="Základnítextodsazený">Předesílám, že<text:s/>v souladu<text:s/>s § 1 zákona<text:s/>o veřejném ochránci práv<text:s/>se<text:s/>z pozice zástupkyně veřejné ochránkyně práv mohu zabývat činností stavebních úřadů<text:s/>a orgánů ochrany veřejného zdraví všech stupňů.<text:s/>Zdůrazňuji, že<text:s/>do činnosti správních orgánů mohu zasahovat jen způsobem, který stanoví zákon<text:s/>o veřejném ochránci práv.<text:s/>Nicméně<text:s/>do jednání<text:s/>(vztahů) mezi soukromými subjekty či<text:s/>do činnosti (jednání) územních samospráv zasahovat nemohu.<text:s/>Z pozice zástupce veřejné ochránkyně práv bych se mohl<text:s/>ve Vašem případě<text:s/>zabývat činností stavebního<text:s/>nebo<text:s/>krajského úřadu<text:s/>i KHS,<text:s/>avšak nemohu ovlivnit rozhodování města Bohumín<text:s/>o obsahu tržního řádu<text:s/>nebo ovlivnit jednání mezi Vámi<text:s/>a sousedem ohledně regulace provozu hřiště<text:s/>a letní předzahrádky.<text:s/><text:s/></text:p>
      <text:p text:style-name="Základnítextodsazený">Za daného skutkového stavu, který popisujete<text:s/>v podnětu, nepovažuji<text:s/>z důvodů níže uvedených<text:s/>za účelné zahajovat<text:s/>v tuto chvíli šetření<text:s/>ve smyslu zákona<text:s/>o veřejném ochránci práv. Dovolím si Vám poskytnout následující informace<text:s/>a vysvětlení, které by Vám mohly<text:s/>pomoci<text:s/>v řešení předkládané záležitosti.<text:s/></text:p>
      <text:p text:style-name="Základnítextodsazený">Předesílám, že hřiště včetně provozovny restaurace<text:s/>s letní předzahrádkou je třeba vidět minimálně<text:s/>ve třech rovinách -<text:s/>rovině stavebně<text:s/>správní, rovině ochrany veřejného zdraví před hlukem<text:s/>a v rovině občanskoprávní spočívající<text:s/>v ochraně sousedských práv.</text:p>
      <text:p text:style-name="Základnítextodsazený">Z hlediska roviny stavebně<text:s/>správní vycházím<text:s/>z předpokladu, že<text:s/>hřiště<text:s/>je<text:s/>stavbou nepovolenou.<text:s/>Pokud<text:s/>je hřiště předmětem pravomocně neuzavřeného správního řízení (tj.<text:s/>o povolenosti stavby není pravomocně rozhodnuto),<text:s/>nelze stavbu hřiště užívat.<text:s/>V případě, že stavební úřad zjistí, že hřiště je užíváno, je jeho úřední povinností využít nástrojů kontrolní prohlídky stavby (§ 134 stavebního zákona<text:span text:style-name="Značkapozn.podčarou"><text:note text:note-class="footnote" text:id="_ftn5"><text:note-citation>6</text:note-citation><text:note-body><text:p text:style-name="Textpozn.podčarou"><text:s/><text:span text:style-name="T26">Zákon</text:span><text:span text:style-name="T27"><text:s/>č. </text:span><text:span text:style-name="T28">183/2006 Sb.,</text:span><text:span text:style-name="T29"><text:s/>o </text:span><text:span text:style-name="T30">územním plánování</text:span><text:span text:style-name="T31"><text:s/>a </text:span><text:span text:style-name="T32">stavebním řádu (stavební zákon),</text:span><text:span text:style-name="T33"><text:s/>ve </text:span><text:span text:style-name="T34">znění pozdějších předpisů.<text:s/></text:span></text:p></text:note-body></text:note></text:span>)<text:s/>nebo<text:s/>nástrojů státního stavebního dozoru (§ 171 stavebního zákona)<text:s/>a užívání hřiště zakázat. Zdůrazňuji, že je zákonnou povinností stavebního úřadu vykonávat<text:s/>ve svém územním obvodu<text:s/>soustavný dozor<text:s/>nad stavební kázní. To prakticky znamená, že vykonání kontrolní prohlídky či stavebního dozoru<text:s/>s negativním zjištěním nezbavuje stavební úřad provádět<text:s/>opakovaně<text:s/>šetření<text:s/>na místě. Pokud povinný nerespektuje zákaz užívání stavby, je stavební úřad povinen vůči němu vést sankční řízení<text:s/>a uložit pokutu (§ 178<text:s/>a násl. stavebního zákona).<text:s/></text:p>
      <text:p text:style-name="Základnítextodsazený"><text:span text:style-name="T35">Tzv. pasportizace, kdy stavební úřad</text:span><text:span text:style-name="T36"><text:s/>v </text:span><text:span text:style-name="T37">roce 2014</text:span><text:span text:style-name="T38"><text:s/></text:span><text:span text:style-name="T39">ověřil dokumentaci skutečného provedení<text:s/></text:span><text:span text:style-name="T40">staveb tvořících provozovnu „Restaurace</text:span><text:span text:style-name="T41"><text:s/></text:span><text:span text:style-name="T42">xxx</text:span><text:span text:style-name="T43">“<text:s/></text:span><text:span text:style-name="T44">je tzv.<text:s/></text:span>jiným správním úkonem vydávaným podle části čtvrté správního řádu.<text:span text:style-name="Značkapozn.podčarou"><text:note text:note-class="footnote" text:id="_ftn6"><text:note-citation>7</text:note-citation><text:note-body><text:p text:style-name="Textpozn.podčarou"><text:s/><text:span text:style-name="T45">Zákon</text:span><text:span text:style-name="T46"><text:s/>č. </text:span><text:span text:style-name="T47">500/2004 Sb., správní řád,</text:span><text:span text:style-name="T48"><text:s/>ve </text:span><text:span text:style-name="T49">znění pozdějších předpisů.<text:s/></text:span></text:p></text:note-body></text:note></text:span><text:s/>Dnes již nelze<text:s/>tzv. pasportizaci přezkoumat<text:s/>a případně zrušit, neboť uplynuly zákonné lhůty<text:s/>pro její<text:s/>přezkum<text:s/>(ustanovení<text:s/>§ 156 odst. 2<text:s/>ve spojení<text:s/>s § 94<text:s/>a násl. správního řádu).<text:span text:style-name="Značkapozn.podčarou"><text:note text:note-class="footnote" text:id="_ftn7"><text:note-citation>8</text:note-citation><text:note-body><text:p text:style-name="Textpozn.podčarou"><text:s/>§ <text:span text:style-name="T50">96 odst. 1</text:span><text:span text:style-name="T51"><text:s/>správního řádu</text:span><text:span text:style-name="T52">:</text:span></text:p><text:p text:style-name="P53">„Usnesení<text:s/>o zahájení přezkumného řízení lze vydat nejdéle<text:s/>do 2 měsíců<text:s/>ode dne, kdy se příslušný správní orgán<text:s/>o důvodu zahájení přezkumného řízení dozvěděl, nejpozději však<text:s/>do 1 roku<text:s/>od právní moci rozhodnutí<text:s/>ve věci“.<text:s/></text:p><text:p text:style-name="P54"><text:s/>97 odst. 2 správního řádu:</text:p><text:p text:style-name="P55">„Rozhodnutí<text:s/>ve věci přezkumného řízení<text:s/>v prvním stupni nelze vydat<text:s/>po uplynutí 15 měsíců<text:s/>ode dne právní moci rozhodnutí<text:s/>ve věci…“<text:s/></text:p></text:note-body></text:note></text:span><text:s/><text:soft-page-break/>Zjednání nápravy cestou<text:s/>správního<text:s/>přezkumu proto již není možné.<text:s/>S přihlédnutím<text:s/>k běhu času se nelze ani úspěšně bránit proti<text:s/>tzv. pasportizaci<text:s/>podáním správní žaloby proti nezákonnému zásahu<text:s/>(§ 82<text:s/>a násl. soudního řádu správního<text:span text:style-name="Značkapozn.podčarou"><text:note text:note-class="footnote" text:id="_ftn8"><text:note-citation>9</text:note-citation><text:note-body><text:p text:style-name="Textpozn.podčarou"><text:s/><text:span text:style-name="T56">Zákon</text:span><text:span text:style-name="T57"><text:s/>č. </text:span><text:span text:style-name="T58">150/200</text:span><text:span text:style-name="T59">2</text:span><text:span text:style-name="T60"><text:s/>Sb., soudní řád správn</text:span><text:span text:style-name="T61">í</text:span><text:span text:style-name="T62">,</text:span><text:span text:style-name="T63"><text:s/>ve </text:span><text:span text:style-name="T64">znění pozdějších předpisů.</text:span></text:p></text:note-body></text:note></text:span>). Ž<text:span text:style-name="T65">alobu proti nezákonnému zásahu je možné podat</text:span><text:span text:style-name="T66"><text:s/>ve </text:span><text:span text:style-name="T67">lhůtě dvou let</text:span><text:span text:style-name="T68"><text:s/>ode </text:span><text:span text:style-name="T69">dne, kdy bylo<text:s/></text:span><text:span text:style-name="T70">opatření stavebního úřadu</text:span><text:span text:style-name="T71"><text:s/>vydáno,</text:span><text:span text:style-name="T72"><text:s/>a </text:span><text:span text:style-name="T73">současně</text:span><text:span text:style-name="T74"><text:s/>ve </text:span><text:span text:style-name="T75">lhůtě dvou měsíců</text:span><text:span text:style-name="T76"><text:s/>ode </text:span><text:span text:style-name="T77">dne, kdy se dotčený účastník dozvěděl</text:span><text:span text:style-name="T78"><text:s/>o </text:span><text:span text:style-name="T79">jejím</text:span><text:span text:style-name="T80"><text:s/>vydání</text:span><text:span text:style-name="T81">.</text:span><text:span text:style-name="T82"><text:note text:note-class="footnote" text:id="_ftn9"><text:note-citation>10</text:note-citation><text:note-body><text:p text:style-name="Textpozn.podčarou"><text:s/><text:span text:style-name="T83">Srov. Rozsudek Nejvyššího správního soudu</text:span><text:span text:style-name="T84"><text:s/>ze </text:span><text:span text:style-name="T85">dne 18. 4. 2013,</text:span><text:span text:style-name="T86"><text:s/>č. </text:span><text:span text:style-name="T87">j. 4 Aps 1/2013-25,<text:s/></text:span><text:a xlink:href="http://www.nssoud.cz" office:target-frame-name="_top" xlink:show="replace"><text:span text:style-name="T88">www.nssoud.cz</text:span></text:a><text:span text:style-name="T89">.</text:span><text:span text:style-name="T90"><text:s/></text:span></text:p></text:note-body></text:note></text:span><text:span text:style-name="T91"><text:s text:c="2"/></text:span></text:p>
      <text:p text:style-name="Základnítextodsazený">K otázce, zda mobiliář<text:s/>letní<text:s/>předzahrádky (židle, stoly, slunečníky apod.) je stavbou podle<text:s/>§ 2 odst. 3 stavebního zákona<text:s/>a její umístění<text:s/>vyžaduje<text:s/>rozhodnutí či opatření stavebního úřadu uvádím. Stavební zákon vymezuje pojem stavby „pouze“ rámcově, když stanoví, že stavbami jsou<text:s/>veškerá stavební díla, která vznikají stavební nebo montážní technologií, bez zřetele<text:s/>na jejich stavebně-technické provedení, použité stavební výrobky, materiály<text:s/>a konstrukce,<text:s/>na účel využití<text:s/>a dobu trvání<text:s/>(§ 2 odst. 3 stavebního zákona).<text:s/>Určení, co je<text:s/>a co není stavbou, je správním uvážením příslušného stavebního úřadu, který musí své závěry opřít<text:s/>o srozumitelná<text:s/>a nelibovolná kritéria.<text:span text:style-name="T92"><text:note text:note-class="footnote" text:id="_ftn10"><text:note-citation>11</text:note-citation><text:note-body><text:p text:style-name="Textpozn.podčarou"><text:s/>Srov. rozsudek Krajského soudu<text:s/>v Hradci Králové<text:s/>ze dne 5. června 2001,<text:s/>č. j. 31 Ca 241/2000 – 20,<text:s/>a rozsudek Nejvyššího správního soudu<text:s/>ze dne 21. února 2008,<text:s/>č. j. 7 As 17/2007 – 59,<text:s/><text:a xlink:href="http://www.nssoud.cz" office:target-frame-name="_top" xlink:show="replace"><text:span text:style-name="T93">www.nssoud.cz</text:span></text:a><text:span text:style-name="T94">.</text:span><text:s/></text:p></text:note-body></text:note></text:span><text:s/>Správní praxe obecně dovozuje, že<text:s/>volně stojící<text:s/>mobiliář<text:s/>letních předzahrádek<text:s/>není stavbou.<text:s/>Podle fotodokumentace<text:s/>předmětné<text:s/>předzahrádky, kterou jste přiložil<text:s/>k podnětu, jsem<text:s/>obdobného názoru<text:s/>jako stavební<text:s/>a krajský úřad, že mobiliář tvořící předzahrádku „Restaurace<text:s/>xxx“<text:s/>nepodléhá režimu stavebního zákona, tj. není stavbou<text:s/>ve smyslu stavebního zákona.<text:s/><text:s/></text:p>
      <text:p text:style-name="Základnítextodsazený">Věcné řešení námitky<text:s/>obtěžující<text:s/>hlučnosti provozu hřiště spolu<text:s/>s předzahrádkou spatřuji<text:s/>v konstruktivním jednání<text:s/>s vlastníkem<text:s/>a provozovatelem hřiště<text:s/>a předzahrádky.<text:s/>V opačném případě Vám nezbude než se obrátit<text:s/>na civilní soud<text:s/>s žalobou<text:s/>na ochranu sousedských práv proti hluku jako obtěžující imisi.<text:s/></text:p>
      <text:p text:style-name="Základnítextodsazený">S ohledem<text:s/>na změnu právní úpravy zákona<text:s/>o ochraně veřejného zdraví<text:s/>ke dni 1. 12. 2015,<text:span text:style-name="T95"><text:note text:note-class="footnote" text:id="_ftn11"><text:note-citation>12</text:note-citation><text:note-body><text:p text:style-name="Textpozn.podčarou"><text:s/><text:span text:style-name="T96">Zákon</text:span><text:span text:style-name="T97"><text:s/>č. </text:span><text:span text:style-name="T98">267/2015 Sb.,</text:span><text:span text:style-name="T99"><text:s/></text:span><text:span text:style-name="T100">kterým se mění zákon</text:span><text:span text:style-name="T101"><text:s/>č. </text:span><text:span text:style-name="T102">258/2000 Sb.,</text:span><text:span text:style-name="T103"><text:s/>o </text:span><text:span text:style-name="T104">ochraně veřejného zdraví</text:span><text:span text:style-name="T105"><text:s/>a o </text:span><text:span text:style-name="T106">změně některých souvisejících zákonů,</text:span><text:span text:style-name="T107"><text:s/>ve </text:span><text:span text:style-name="T108">znění pozdějších předpisů</text:span><text:span text:style-name="T109"><text:s/>a </text:span><text:span text:style-name="T110">další související zákony.<text:s/></text:span></text:p></text:note-body></text:note></text:span><text:s/>se nedomnívám, že je možné účinně<text:s/>řešit obtěžující hlučnost hřiště<text:s/>a předzahrádky, která<text:s/>je způsobena<text:s/>hlasovými projevy osob (návštěvníků),<text:s/>prostřednictvím KHS jako orgánu ochrany veřejného zdraví.<text:s/>K tomu poskytuji následující vysvětlení.<text:s/>Aktuálně by hřiště nemělo být užíváno<text:s/>vůbec, neboť není<text:s/>stavebně<text:s/>povoleno. Avšak pokud hřiště bude pravomocným rozhodnutím stavebního úřadu dodatečně povoleno, může být<text:s/>v rozsahu povolení stavebního úřadu<text:s/>i užíváno. Letní předzahrádka může být užívána bez rozhodnutí či opatření stavebního úřadu, neboť není stavbou<text:s/>ve smyslu stavebního zákona (viz výše).<text:s/>Jelikož<text:s/>ke dni 1. 12. 2015<text:s/>zákon<text:s/>o ochraně veřejného zdraví<text:s/>nepovažuje<text:s/>za hluk<text:s/>zvuk působený hlasovými<text:s/>projevy fyzických osob, není tak možné žádat, aby KHS provedla státní zdravotní dozor<text:s/>na hřišti<text:s/>a letní předzahrádce<text:s/>a zajistila měření hluku, kterým je např.<text:s/>křik dětí, hráčů apod.<text:s/>Nicméně<text:s/>i nadále je KHS vázána zabývat se hlukem<text:s/>z vlastního provozu hřiště či letní předzahrádky např. hlukem vznikajícím nárazem míčů<text:s/>do hrazení<text:s/>nebo<text:s/><text:soft-page-break/>hlukem<text:s/>z chladícího zařízení apod.<text:s/>Dodávám, že veřejná ochránkyně práv<text:s/>v rámci legislativního procesu kritizovala<text:s/>uvedenou změnu právní úpravy zákona<text:s/>o ochraně veřejného zdraví,<text:s/>neboť,<text:s/>dle jejího názoru, zhoršila ochranu občanů před hlukem, avšak<text:s/>bezúspěšně.<text:s/>I přes uvedené máte možnost<text:s/>v případě předzahrádky, která je provozní součástí „Restaurace<text:s/>xxx“,<text:s/>podat podnět (stížnost)<text:s/>na obtěžující hlučnost<text:s/>s poukazem<text:s/>na obecnou povinnost<text:s/>podle<text:s/>§ 30 odst. 1 zákona<text:s/>o ochraně veřejného zdraví, podle níž<text:s/>pokud provozem vzniká hluk je<text:s/>provozovatel povinen zajistit, aby tento hluk<text:s/>nepřekračoval hygienické limity.<text:s/></text:p>
      <text:p text:style-name="Základnítextodsazený">Za předpokladu, že hluk<text:s/>z hřiště<text:s/>a předzahrádky Vás bude trvale obtěžovat,<text:s/>a nedosáhnete dohody (smírného řešení)<text:s/>s vlastníkem (provozovatelem) hřiště<text:s/>a předzahrádky,<text:s/>můžete podat<text:s/>u civilního soudu tzv. negatorní žalobu<text:s/>podle<text:s/>§ 1013 občanského zákoníku.<text:span text:style-name="T111"><text:note text:note-class="footnote" text:id="_ftn12"><text:note-citation>13</text:note-citation><text:note-body><text:p text:style-name="Textpozn.podčarou"><text:s/><text:span text:style-name="T112">Zákon</text:span><text:span text:style-name="T113"><text:s/>č. </text:span><text:span text:style-name="T114">89/2012 Sb., občanský zákoník.<text:s/></text:span></text:p></text:note-body></text:note></text:span><text:s/>Ve smyslu citovaného ustanovení se vlastník musí zdržet všeho, co způsobuje, že hluk vniká<text:s/>na pozemek jiného vlastníka<text:s/>v míře nepřiměřené místním poměrům<text:s/>a podstatně omezuje obvyklé užívání sousedního pozemku. Úspěšnost<text:s/>v soudním řízení se bude odvíjet<text:s/>od toho, zda prokážete, že obtěžování hlukem je nepřiměřené místním poměrům<text:s/>a současně je podstatným zásahem<text:s/>do obvyklého užívání sousedního (Vašeho) pozemku. Pokud se rozhodnete<text:s/>pro ochranu svých vlastnických práv soudní cestou, doporučuji Vám předem se poradit<text:s/>s advokátem, kterého si zvolíte.<text:span text:style-name="T115"><text:note text:note-class="footnote" text:id="_ftn13"><text:note-citation>14</text:note-citation><text:note-body><text:p text:style-name="Textpozn.podčarou"><text:s/><text:span text:style-name="T116">Česká advokátní komora,<text:s/></text:span><text:a xlink:href="http://www.cak.cz" office:target-frame-name="_top" xlink:show="replace"><text:span text:style-name="T117">www.cak.cz</text:span></text:a><text:span text:style-name="T118">.</text:span><text:span text:style-name="T119"><text:s/></text:span></text:p></text:note-body></text:note></text:span></text:p>
      <text:p text:style-name="Základnítextodsazený">Pro úplnost zmíním, že máte také možnost obrátit se<text:s/>na Radu města Bohumína, aby změnilo Tržní řád města Bohumína<text:s/>tak,<text:s/>aby dopadal<text:s/>a reguloval místa, kde se předzahrádky vymezují (povolují)<text:s/>včetně stanovení provozní doby předzahrádek, které budou vymezeny tržním řadem.<text:s/>V neposlední řadě zmíním, že<text:s/>pokud hlasové projevy osob (návštěvníků) hřiště<text:s/>a předzahrádky budou mimo provozovnu<text:s/>a budou rušit noční klid, můžete se obrátit<text:s/>na policii (státní či městskou), která uvedené řeší jako<text:s/>přestupek<text:s/>proti veřejnému pořádku.<text:span text:style-name="T120"><text:note text:note-class="footnote" text:id="_ftn14"><text:note-citation>15</text:note-citation><text:note-body><text:p text:style-name="Textpozn.podčarou"><text:s/><text:span text:style-name="T121">Zákon</text:span><text:span text:style-name="T122"><text:s/>č. </text:span><text:span text:style-name="T123">200/1990 Sb.,</text:span><text:span text:style-name="T124"><text:s/>o </text:span><text:span text:style-name="T125">přestupcích,</text:span><text:span text:style-name="T126"><text:s/>ve </text:span><text:span text:style-name="T127">znění pozdějších předpisů.</text:span></text:p></text:note-body></text:note></text:span><text:s/></text:p>
      <text:p text:style-name="Základnítextodsazený">Vážený pane Ř., věřím, že výše uvedené informace přispěly<text:s/>k objasnění věci.<text:s/></text:p>
      <text:p text:style-name="Základnítextodsazený">S pozdravem<text:s/></text:p>
      <text:p text:style-name="P128"/>
      <text:p text:style-name="P129">JUDr. Stanislav   <text:span text:style-name="T130">Křeček</text:span>  v. r.</text:p>
      <text:p text:style-name="P131">(dopis je opatřen elektronickým podpisem)</text:p>
      <text:p text:style-name="P132"/>
      <text:p text:style-name="Normální">Vážený pan<text:s/></text:p>
      <text:p text:style-name="Normální"><text:s/></text:p>
      <text:p text:style-name="Normální"/>
      <text:p text:style-name="kontakt">Údolní 39</text:p>
      <text:p text:style-name="kontakt">602 00 Brno</text:p>
      <text:p text:style-name="kontakt">tel: (+420) 542 542 888, fax: (+420) 542 542 1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Základnítextodsazený" style:next-style-name="Normální" style:default-outline-level="1">
      <style:paragraph-properties fo:keep-with-next="always" fo:text-align="center" fo:text-indent="0in"/>
      <style:text-properties fo:font-weight="bold" style:font-weight-asian="bold" fo:font-size="13pt" style:font-size-asian="13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Základnítextodsazený" style:next-style-name="Normální" style:default-outline-level="3">
      <style:paragraph-properties fo:text-align="start" fo:text-indent="0in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text-indent="0.5in"/>
      <style:text-properties fo:hyphenate="false"/>
    </style:style>
    <style:style style:name="Základnítext" style:display-name="Základní text" style:family="paragraph" style:parent-style-name="Normální">
      <style:paragraph-properties fo:margin-top="0.1666in" fo:margin-bottom="0.1666in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/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Arial" fo:font-weight="normal" style:font-weight-asian="normal" fo:font-style="normal" style:font-style-asian="normal" style:text-line-through-type="none" style:text-position="super 66.6%" fo:font-size="12pt" style:font-size-asian="12pt"/>
    </style:style>
    <style:style style:name="ZákladnítextodsazenýChar" style:display-name="Základní text odsazený Char" style:family="text"/>
    <style:style style:name="Hypertextovýodkaz" style:display-name="Hypertextový odkaz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/>
    <style:style style:name="Textpozn.podčarouChar" style:display-name="Text pozn. pod čarou Char" style:family="text">
      <style:text-properties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fo:font-weight="bold" style:font-weight-asian="bold" fo:font-size="13pt" style:font-size-asian="13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text-indent="-0.5in"/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4923in" fo:text-indent="-0.4923in">
        <style:tab-stops/>
      </style:paragraph-properties>
      <style:text-properties fo:hyphenate="false"/>
    </style:style>
    <style:style style:name="datumaznačka" style:display-name="datum a značka" style:family="paragraph" style:parent-style-name="Normální">
      <style:paragraph-properties style:text-autospace="none" fo:margin-left="4.0361in">
        <style:tab-stops/>
      </style:paragraph-properties>
      <style:text-properties fo:hyphenate="false"/>
    </style:style>
    <style:style style:name="hlavičkaVOP" style:display-name="hlavička VOP" style:family="paragraph" style:parent-style-name="Normální" style:next-style-name="hlavičkaVOP2">
      <style:paragraph-properties fo:margin-right="3.6402in">
        <style:tab-stops>
          <style:tab-stop style:type="left" style:position="2.7562in"/>
          <style:tab-stop style:type="left" style:position="3.2486in"/>
        </style:tab-stops>
      </style:paragraph-properties>
      <style:text-properties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 fo:hyphenate="false"/>
    </style:style>
    <style:style style:name="hlavičkaVOP2" style:display-name="hlavička VOP 2" style:family="paragraph" style:parent-style-name="Normální" style:next-style-name="Normální">
      <style:paragraph-properties fo:margin-right="3.5423in"/>
      <style:text-properties style:font-name-complex="Arial" fo:font-style="italic" style:font-style-asian="italic" style:font-style-complex="italic" fo:font-size="16pt" style:font-size-asian="16pt" style:font-size-complex="16pt" fo:hyphenate="false"/>
    </style:style>
    <style:style style:name="hlavičkaZVOP" style:display-name="hlavička ZVOP" style:family="paragraph" style:parent-style-name="Normální" style:next-style-name="hlavičkaZVOP2">
      <style:paragraph-properties fo:margin-right="2.559in"/>
      <style:text-properties fo:font-weight="bold" style:font-weight-asian="bold" fo:font-style="italic" style:font-style-asian="italic" fo:font-size="16pt" style:font-size-asian="16pt" fo:hyphenate="false"/>
    </style:style>
    <style:style style:name="hlavičkaZVOP2" style:display-name="hlavička ZVOP 2" style:family="paragraph" style:parent-style-name="Normální" style:next-style-name="Normální">
      <style:paragraph-properties fo:text-align="center" fo:margin-right="2.6562in"/>
      <style:text-properties fo:font-style="italic" style:font-style-asian="italic" fo:font-size="16pt" style:font-size-asian="16pt" fo:hyphenate="false"/>
    </style:style>
    <style:style style:name="kontakt" style:display-name="kontakt" style:family="paragraph" style:parent-style-name="Normální">
      <style:paragraph-properties fo:text-align="center"/>
      <style:text-properties fo:font-size="9pt" style:font-size-asian="9pt" style:font-size-complex="10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1pt" style:font-size-asian="11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1pt" style:font-size-asian="11pt" fo:hyphenate="false"/>
    </style:style>
    <style:style style:name="Normálníweb" style:display-name="Normální (web)" style:family="paragraph" style:parent-style-name="Normální">
      <style:paragraph-properties fo:margin-bottom="0.1562in"/>
      <style:text-properties style:font-name="Times New Roman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style:font-name="Times New Roman"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="Times New Roman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ální" style:family="paragraph">
      <style:paragraph-properties fo:text-align="center"/>
    </style:style>
    <style:style style:name="T3" style:parent-style-name="Standardnípísmoodstavce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4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Vašíková Jana JUDr.</meta:initial-creator>
    <dc:creator>Bádrová Pavlína Mgr.</dc:creator>
    <meta:creation-date>2018-09-14T08:06:00Z</meta:creation-date>
    <dc:date>2018-09-14T08:06:00Z</dc:date>
    <meta:print-date>2016-01-29T09:46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4" meta:paragraph-count="20" meta:word-count="1484" meta:character-count="10221" meta:row-count="72" meta:non-whitespace-character-count="8757"/>
  </office:meta>
</office:document-meta>
</file>